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
      <style:text-properties officeooo:rsid="001f284d" officeooo:paragraph-rsid="001f284d"/>
    </style:style>
    <style:style style:name="P2" style:family="paragraph" style:parent-style-name="Standard">
      <style:text-properties officeooo:rsid="001bc412" officeooo:paragraph-rsid="001bc412"/>
    </style:style>
    <style:style style:name="P3" style:family="paragraph" style:parent-style-name="Standard">
      <style:text-properties officeooo:rsid="001ceb43" officeooo:paragraph-rsid="001ceb43"/>
    </style:style>
    <style:style style:name="P4" style:family="paragraph" style:parent-style-name="Text_20_body">
      <style:text-properties officeooo:rsid="0022274c" officeooo:paragraph-rsid="0022274c"/>
    </style:style>
    <style:style style:name="P5" style:family="paragraph" style:parent-style-name="Text_20_body">
      <style:text-properties fo:font-style="normal" officeooo:rsid="00232e9b" officeooo:paragraph-rsid="00232e9b" style:font-style-asian="normal" style:font-style-complex="normal"/>
    </style:style>
    <style:style style:name="P6" style:family="paragraph" style:parent-style-name="Standard">
      <style:text-properties fo:font-style="normal" officeooo:rsid="001cd5a9" officeooo:paragraph-rsid="001bc412" style:font-style-asian="normal" style:font-style-complex="normal"/>
    </style:style>
    <style:style style:name="P7" style:family="paragraph" style:parent-style-name="Text_20_body">
      <style:text-properties fo:font-style="normal" officeooo:rsid="002f5908" officeooo:paragraph-rsid="002f5908" style:font-style-asian="normal" style:font-style-complex="normal"/>
    </style:style>
    <style:style style:name="P8" style:family="paragraph" style:parent-style-name="Text_20_body">
      <style:text-properties officeooo:paragraph-rsid="002c8279"/>
    </style:style>
    <style:style style:name="P9" style:family="paragraph" style:parent-style-name="Text_20_body">
      <style:text-properties officeooo:rsid="002f5908" officeooo:paragraph-rsid="002f5908"/>
    </style:style>
    <style:style style:name="P10" style:family="paragraph" style:parent-style-name="Text_20_body">
      <style:text-properties officeooo:rsid="0034212c" officeooo:paragraph-rsid="0034212c"/>
    </style:style>
    <style:style style:name="P11" style:family="paragraph" style:parent-style-name="Text_20_body">
      <style:text-properties officeooo:rsid="0034c3b1" officeooo:paragraph-rsid="0034c3b1"/>
    </style:style>
    <style:style style:name="P12" style:family="paragraph" style:parent-style-name="Heading_20_1" style:master-page-name="MP0">
      <style:paragraph-properties style:page-number="auto" fo:break-before="page"/>
    </style:style>
    <style:style style:name="P13" style:family="paragraph" style:parent-style-name="Heading_20_1">
      <style:text-properties officeooo:rsid="001b659b" officeooo:paragraph-rsid="001b659b"/>
    </style:style>
    <style:style style:name="P14" style:family="paragraph" style:parent-style-name="Heading_20_2">
      <style:text-properties officeooo:rsid="001f284d" officeooo:paragraph-rsid="001f284d"/>
    </style:style>
    <style:style style:name="P15" style:family="paragraph" style:parent-style-name="Heading_20_2">
      <style:text-properties officeooo:rsid="0026827e" officeooo:paragraph-rsid="0026827e"/>
    </style:style>
    <style:style style:name="P16" style:family="paragraph" style:parent-style-name="Text_20_body">
      <style:text-properties fo:font-style="normal" officeooo:rsid="003251b2" officeooo:paragraph-rsid="003251b2" style:font-style-asian="normal" style:font-style-complex="normal"/>
    </style:style>
    <style:style style:name="P17" style:family="paragraph" style:parent-style-name="Text_20_body">
      <style:text-properties officeooo:rsid="0031b1d8" officeooo:paragraph-rsid="0031b1d8"/>
    </style:style>
    <style:style style:name="T1" style:family="text">
      <style:text-properties fo:font-style="italic" style:font-style-asian="italic" style:font-style-complex="italic"/>
    </style:style>
    <style:style style:name="T2" style:family="text">
      <style:text-properties fo:font-style="italic" officeooo:rsid="001cd5a9" style:font-style-asian="italic" style:font-style-complex="italic"/>
    </style:style>
    <style:style style:name="T3" style:family="text">
      <style:text-properties fo:font-style="italic" officeooo:rsid="0022b96f" style:font-style-asian="italic" style:font-style-complex="italic"/>
    </style:style>
    <style:style style:name="T4" style:family="text">
      <style:text-properties fo:font-style="italic" officeooo:rsid="0026e13a" style:font-style-asian="italic" style:font-style-complex="italic"/>
    </style:style>
    <style:style style:name="T5" style:family="text">
      <style:text-properties fo:font-style="italic" officeooo:rsid="0034212c" style:font-style-asian="italic" style:font-style-complex="italic"/>
    </style:style>
    <style:style style:name="T6" style:family="text">
      <style:text-properties fo:font-style="italic" officeooo:rsid="00457c5e" style:font-style-asian="italic" style:font-style-complex="italic"/>
    </style:style>
    <style:style style:name="T7" style:family="text">
      <style:text-properties officeooo:rsid="001b659b"/>
    </style:style>
    <style:style style:name="T8" style:family="text">
      <style:text-properties fo:font-style="normal" style:font-style-asian="normal" style:font-style-complex="normal"/>
    </style:style>
    <style:style style:name="T9" style:family="text">
      <style:text-properties fo:font-style="normal" officeooo:rsid="001cd5a9" style:font-style-asian="normal" style:font-style-complex="normal"/>
    </style:style>
    <style:style style:name="T10" style:family="text">
      <style:text-properties fo:font-style="normal" officeooo:rsid="001d972f" style:font-style-asian="normal" style:font-style-complex="normal"/>
    </style:style>
    <style:style style:name="T11" style:family="text">
      <style:text-properties fo:font-style="normal" officeooo:rsid="001e8298" style:font-style-asian="normal" style:font-style-complex="normal"/>
    </style:style>
    <style:style style:name="T12" style:family="text">
      <style:text-properties fo:font-style="normal" officeooo:rsid="0020740f" style:font-style-asian="normal" style:font-style-complex="normal"/>
    </style:style>
    <style:style style:name="T13" style:family="text">
      <style:text-properties fo:font-style="normal" officeooo:rsid="0022274c" style:font-style-asian="normal" style:font-style-complex="normal"/>
    </style:style>
    <style:style style:name="T14" style:family="text">
      <style:text-properties fo:font-style="normal" officeooo:rsid="0022b96f" style:font-style-asian="normal" style:font-style-complex="normal"/>
    </style:style>
    <style:style style:name="T15" style:family="text">
      <style:text-properties fo:font-style="normal" officeooo:rsid="0028cd52" style:font-style-asian="normal" style:font-style-complex="normal"/>
    </style:style>
    <style:style style:name="T16" style:family="text">
      <style:text-properties fo:font-style="normal" officeooo:rsid="002a78d9" style:font-style-asian="normal" style:font-style-complex="normal"/>
    </style:style>
    <style:style style:name="T17" style:family="text">
      <style:text-properties fo:font-style="normal" officeooo:rsid="002b981c" style:font-style-asian="normal" style:font-style-complex="normal"/>
    </style:style>
    <style:style style:name="T18" style:family="text">
      <style:text-properties fo:font-style="normal" officeooo:rsid="002c8279" style:font-style-asian="normal" style:font-style-complex="normal"/>
    </style:style>
    <style:style style:name="T19" style:family="text">
      <style:text-properties fo:font-style="normal" officeooo:rsid="0026e13a" style:font-style-asian="normal" style:font-style-complex="normal"/>
    </style:style>
    <style:style style:name="T20" style:family="text">
      <style:text-properties fo:font-style="normal" officeooo:rsid="002ca7ff" style:font-style-asian="normal" style:font-style-complex="normal"/>
    </style:style>
    <style:style style:name="T21" style:family="text">
      <style:text-properties fo:font-style="normal" officeooo:rsid="002e38cd" style:font-style-asian="normal" style:font-style-complex="normal"/>
    </style:style>
    <style:style style:name="T22" style:family="text">
      <style:text-properties fo:font-style="normal" officeooo:rsid="00314e5f" style:font-style-asian="normal" style:font-style-complex="normal"/>
    </style:style>
    <style:style style:name="T23" style:family="text">
      <style:text-properties fo:font-style="normal" officeooo:rsid="0034212c" style:font-style-asian="normal" style:font-style-complex="normal"/>
    </style:style>
    <style:style style:name="T24" style:family="text">
      <style:text-properties fo:font-style="normal" officeooo:rsid="0034c3b1" style:font-style-asian="normal" style:font-style-complex="normal"/>
    </style:style>
    <style:style style:name="T25" style:family="text">
      <style:text-properties fo:font-style="normal" officeooo:rsid="0036e943" style:font-style-asian="normal" style:font-style-complex="normal"/>
    </style:style>
    <style:style style:name="T26" style:family="text">
      <style:text-properties fo:font-style="normal" officeooo:rsid="003b8eb6" style:font-style-asian="normal" style:font-style-complex="normal"/>
    </style:style>
    <style:style style:name="T27" style:family="text">
      <style:text-properties fo:font-style="normal" officeooo:rsid="003e3d4b" style:font-style-asian="normal" style:font-style-complex="normal"/>
    </style:style>
    <style:style style:name="T28" style:family="text">
      <style:text-properties fo:font-style="normal" officeooo:rsid="00415251" style:font-style-asian="normal" style:font-style-complex="normal"/>
    </style:style>
    <style:style style:name="T29" style:family="text">
      <style:text-properties fo:font-style="normal" officeooo:rsid="00433d64" style:font-style-asian="normal" style:font-style-complex="normal"/>
    </style:style>
    <style:style style:name="T30" style:family="text">
      <style:text-properties fo:font-style="normal" officeooo:rsid="004d729c" style:font-style-asian="normal" style:font-style-complex="normal"/>
    </style:style>
    <style:style style:name="T31" style:family="text">
      <style:text-properties fo:font-style="normal" officeooo:rsid="004db12d" style:font-style-asian="normal" style:font-style-complex="normal"/>
    </style:style>
    <style:style style:name="T32" style:family="text">
      <style:text-properties fo:font-style="normal" officeooo:rsid="004effce" style:font-style-asian="normal" style:font-style-complex="normal"/>
    </style:style>
    <style:style style:name="T33" style:family="text">
      <style:text-properties fo:font-style="normal" officeooo:rsid="00535bbe" style:font-style-asian="normal" style:font-style-complex="normal"/>
    </style:style>
    <style:style style:name="T34" style:family="text">
      <style:text-properties fo:font-style="normal" officeooo:rsid="00558351" style:font-style-asian="normal" style:font-style-complex="normal"/>
    </style:style>
    <style:style style:name="T35" style:family="text">
      <style:text-properties fo:font-style="normal" officeooo:rsid="00591662" style:font-style-asian="normal" style:font-style-complex="normal"/>
    </style:style>
    <style:style style:name="T36" style:family="text">
      <style:text-properties fo:font-style="normal" officeooo:rsid="005aada4" style:font-style-asian="normal" style:font-style-complex="normal"/>
    </style:style>
    <style:style style:name="T37" style:family="text">
      <style:text-properties fo:font-style="normal" officeooo:rsid="005e0319" style:font-style-asian="normal" style:font-style-complex="normal"/>
    </style:style>
    <style:style style:name="T38" style:family="text">
      <style:text-properties fo:font-style="normal" officeooo:rsid="005f14ac" style:font-style-asian="normal" style:font-style-complex="normal"/>
    </style:style>
    <style:style style:name="T39" style:family="text">
      <style:text-properties fo:font-style="normal" officeooo:rsid="006140eb" style:font-style-asian="normal" style:font-style-complex="normal"/>
    </style:style>
    <style:style style:name="T40" style:family="text">
      <style:text-properties fo:font-style="normal" officeooo:rsid="0063fdbd" style:font-style-asian="normal" style:font-style-complex="normal"/>
    </style:style>
    <style:style style:name="T41" style:family="text">
      <style:text-properties fo:font-style="normal" officeooo:rsid="006773da" style:font-style-asian="normal" style:font-style-complex="normal"/>
    </style:style>
    <style:style style:name="T42" style:family="text">
      <style:text-properties fo:font-style="normal" officeooo:rsid="0068b2f5" style:font-style-asian="normal" style:font-style-complex="normal"/>
    </style:style>
    <style:style style:name="T43" style:family="text">
      <style:text-properties fo:font-style="normal" officeooo:rsid="006b0b02" style:font-style-asian="normal" style:font-style-complex="normal"/>
    </style:style>
    <style:style style:name="T44" style:family="text">
      <style:text-properties fo:font-style="normal" officeooo:rsid="00705561" style:font-style-asian="normal" style:font-style-complex="normal"/>
    </style:style>
    <style:style style:name="T45" style:family="text">
      <style:text-properties officeooo:rsid="0020740f"/>
    </style:style>
    <style:style style:name="T46" style:family="text">
      <style:text-properties officeooo:rsid="0023edb6"/>
    </style:style>
    <style:style style:name="T47" style:family="text">
      <style:text-properties officeooo:rsid="0025615d"/>
    </style:style>
    <style:style style:name="T48" style:family="text">
      <style:text-properties officeooo:rsid="0026e13a"/>
    </style:style>
    <style:style style:name="T49" style:family="text">
      <style:text-properties fo:language="none" fo:country="none" fo:font-style="normal" officeooo:rsid="002b981c" style:font-style-asian="normal" style:font-style-complex="normal"/>
    </style:style>
    <style:style style:name="T50" style:family="text">
      <style:text-properties fo:language="none" fo:country="none" fo:font-style="normal" officeooo:rsid="00481635" style:font-style-asian="normal" style:font-style-complex="normal"/>
    </style:style>
    <style:style style:name="T51" style:family="text">
      <style:text-properties officeooo:rsid="0034212c"/>
    </style:style>
    <style:style style:name="T52" style:family="text">
      <style:text-properties officeooo:rsid="0043582a"/>
    </style:style>
    <style:style style:name="T53" style:family="text">
      <style:text-properties officeooo:rsid="0048c28b"/>
    </style:style>
    <style:style style:name="T54" style:family="text">
      <style:text-properties officeooo:rsid="004ab472"/>
    </style:style>
    <style:style style:name="T55" style:family="text">
      <style:text-properties officeooo:rsid="006d9d8c"/>
    </style:style>
    <style:style style:name="T56" style:family="text">
      <style:text-properties officeooo:rsid="00705561"/>
    </style:style>
    <style:style style:name="T57"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art 4, Chapter <text:span text:style-name="T7">9</text:span></text:h>
      <text:h text:style-name="P13" text:outline-level="1">Mistakes to Watch For</text:h>
      <text:p text:style-name="P2">When most of us think of threats to our digital assets, we think of external threats – in other words, someone else trying to steal our coins. But we don’t often realize that another threat to the security of those assets is ourselves. <text:span text:style-name="T2">Mistakes</text:span><text:span text:style-name="T9"> can also quickly and easily lose us our coins. Mistakes can be particularly difficult to guard against, because as individuals we are biased. We think that we are smart enough to not make </text:span><text:span text:style-name="T34">mistakes</text:span><text:span text:style-name="T9">, when in reality, such errors are easy to make for anyone. </text:span></text:p>
      <text:p text:style-name="P6"/>
      <text:p text:style-name="P3"><text:span text:style-name="T9">A</text:span><text:span text:style-name="T8">wareness and vigilance for common crypto mistakes can help us increase our security and defeat this bias. By taking the time to be aware of common errors in handling our keys and transactions, we can reduce the chances of creating our own downfall. </text:span><text:span text:style-name="T10">Mistakes in cryptocurrency are often completely irreversible, so stopping them before they happen is the only means of protection. </text:span><text:span text:style-name="T11">The two biggest problems to look out for are key loss and cross-</text:span><text:span text:style-name="T26">ch</text:span><text:span text:style-name="T11">ain address swaps.</text:span></text:p>
      <text:h text:style-name="P14" text:outline-level="2">Key Loss</text:h>
      <text:p text:style-name="P1">The worst user error one can make with cryptocurrency is also the simplest to understand, and the simplest to mitigate. <text:span text:style-name="T45">Recall from previous chapters that we must retain backups of our crypto keys if using a non-custodial wallet. </text:span><text:span text:style-name="T12">Key loss is a threat to our assets that’s self-induced, where we simply misplace, destroy, or otherwise lose access to our seed phrase or private keys. T</text:span><text:span text:style-name="T13">his one’s pretty obvious, a</text:span><text:span text:style-name="T27">nd</text:span><text:span text:style-name="T13"> it might seem like it’s not worth dedicating a few extra paragraphs to after several chapters on key backups and non-custodial security. But here, it’s worth a </text:span><text:soft-page-break/><text:span text:style-name="T13">reminder that backup loss is actively a threat to the security of your digital assets. </text:span></text:p>
      <text:p text:style-name="P4"><text:span text:style-name="T8">You can follow all of the best practices for a hardware wallet – </text:span><text:span text:style-name="T29">g</text:span><text:span text:style-name="T8">enerate a strong device PIN, engrave the seed in metal, and make multiple backups. </text:span><text:span text:style-name="T28">You can n</text:span><text:span text:style-name="T8">ever put the seed </text:span><text:span text:style-name="T32">o</text:span><text:span text:style-name="T8">n a computer, ever. But say that before you spread your backups to multiple locations, you toss them in a drawer and promptly forget about them. </text:span><text:span text:style-name="T14">Maybe you inadvertently toss the metal seeds in a cleaning frenzy, forgetting what they were. Or maybe you throw the paper seeds in a drawer and accidentally spill your hydrat</text:span><text:span text:style-name="T35">ing</text:span><text:span text:style-name="T14"> liquid of choice down the desk, rendering them unreadable. </text:span><text:span text:style-name="T36">In a further spate of bad luck, y</text:span><text:span text:style-name="T14">our hardware device crashes, and you are simply out of luck. Without your seed, there’s no way to recover or access potentially thousands of dollars’ worth of digital assets permanently</text:span><text:span text:style-name="T3">.</text:span></text:p>
      <text:p text:style-name="P5">All of the best security practices are worth little if you don’t practice mindfulness around maintaining those solid backups, <text:span text:style-name="T52">including </text:span>awareness of where they are and how to use them. It’s worth explicitly taking time to think about your plan, so that accidental key loss isn’t a factor. Make your backups, and actively ensure you know where they are and how to get to them at all times. Periodically check that they are intact and readable. <text:span text:style-name="T55">Consider the possibility of contamination, such as spills, and protect against those concerns. </text:span>A backup isn’t a backup unless it’s tested, and so taking the time to think about your plan can save you from headaches when you really need it. <text:span text:style-name="T46">It can be as simple as saying to yourself, “OK, my hardware wallet is stored here, my primary seed backup is in the safe, and my other backup is in the safety deposit box at the bank.” You could even write this down as a note for yourself and your heirs in the event of an emergency. </text:span><text:span text:style-name="T47">Just don’t set your backup down &lt;somewhere&gt;, forget about it, and end up in a key loss situation. </text:span></text:p>
      <text:h text:style-name="P15" text:outline-level="2"><text:soft-page-break/>Cross-Chain Address Swaps</text:h>
      <text:p text:style-name="P8"><text:span text:style-name="T48">Another more insidious mistake is </text:span><text:span text:style-name="T4">cross-chain address swap</text:span><text:span text:style-name="T6">ping</text:span><text:span text:style-name="T48">. In other words, sending coins to an address from </text:span><text:span text:style-name="T19">the wrong cryptocurrency. </text:span><text:span text:style-name="T15">This mistake is often possible because many popular coins share an address format, and therefore a set of valid addresses a user can send to. </text:span><text:span text:style-name="T16">Let’s say for example you wish to send Bitcoin Cash (BCH) to a friend. </text:span><text:span text:style-name="T17">Your friend is using a wallet that supports both Bitcoin Cash (BCH) and Bitcoin (BTC). Your friend inadvertently copies a BTC address and gives it to you. You send the transaction to that address, and much to your mutual dismay, the BCH never shows up in your friend’s wallet!</text:span></text:p>
      <text:p text:style-name="P8"><text:span text:style-name="T17">When </text:span><text:span text:style-name="T18">you broadcast </text:span><text:span text:style-name="T17">this transaction, it is processed entirely by the </text:span><text:span text:style-name="T49">Bitcoin Cash </text:span><text:span text:style-name="T50">(BCH)</text:span><text:span text:style-name="T17"> network. Even though this user's address came from their </text:span><text:span text:style-name="T49">Bitcoin (BTC)</text:span><text:span text:style-name="T17"> wallet, nothing happens on the Bitcoin chain because these are two </text:span><text:span text:style-name="T49">entirely different</text:span><text:span text:style-name="T17"> systems. </text:span><text:span text:style-name="T18">The issue here is that the coins share a legacy address format, with base58check addresses that start with a 1. The Bitcoin Cash wallet accepts the BTC address as valid, because it is indeed a valid BCH address. </text:span><text:span text:style-name="T20">The problem here is that the receiving user’s wallet isn’t looking for BCH at that address, since it came from the BTC derivation path. </text:span><text:span text:style-name="T21">This can often happen with Ethereum and Ethereum-based tokens as well, since they share the same hexadecimal-based address format. </text:span></text:p>
      <text:p text:style-name="P9"><text:span text:style-name="T21">I</text:span><text:span text:style-name="T8">n some cases, it’s possible to recover the coins if the receiver has the seed phrase for </text:span><text:span text:style-name="T37">a </text:span><text:span text:style-name="T8">non-custodial wallet, and the address format doesn’t have compatibility issues. If you send BCH to a BTC legacy address (starting with a 1), and the user has a seed phrase for the wallet, you can manually retrieve the coins. </text:span><text:span text:style-name="T38">You can do so</text:span><text:span text:style-name="T8"> by finding the individual private key for the address using a BIP39/BIP44 tool, and importing that key into a Bitcoin Cash wallet. </text:span><text:span text:style-name="T22">The same can be true for Ethereum-based coins and tokens </text:span><text:span text:style-name="T39">for</text:span><text:span text:style-name="T22"> wallets that use BIP39 and BIP44 standards. </text:span></text:p>
      <text:p text:style-name="P17"><text:soft-page-break/><text:span text:style-name="T22">T</text:span><text:span text:style-name="T8">his process is often impossible, however. With BTC and BCH swaps, the segwit address format commonly used by BTC wallets is not supported by the BCH protocol. </text:span><text:span text:style-name="T44">Segwit is a protocol addition specific to Bitcoin designed for scalability and second-layer technologies. </text:span><text:span text:style-name="T40">U</text:span><text:span text:style-name="T8">nfortunately, the actual address characters themselves are considered valid as a BCH multisig address. Multisignature technology requires multiple signing keys to produce a valid transaction. It just so happens that multisig and segwit addresses share the same format. This means in practical terms that your BCH wallet will allow you to send coins to a BTC segwit address, but the coins will be unrecoverable once the transaction is complete. </text:span></text:p>
      <text:p text:style-name="P16">Another complication occurs when this mistake happens using a custodial wallet. If you send coins to the wrong address and the receiver is an exchange or other custodial service, they’ll never credit the coins to the proper account. Exchange support person<text:span text:style-name="T53">nel</text:span> do not have access to the private keys needed for a recover<text:span text:style-name="T53">y</text:span> for security reasons. As well, the process is tedious, error prone, and a security risk. So, in 99% of cases, if you send coins to the wrong wallet address at an exchange, those coins will be permanently lost. <text:span text:style-name="T57">There have even been cases where exchange addresses "expire", so that a user sending to a previous address in their transaction history would not have those coins credited to their account.</text:span></text:p>
      <text:p text:style-name="Text_20_body"><text:span text:style-name="T23">Prevention in this case is similar to the prevention used for address-swapping malware attacks. Always double, triple check your address before sending coins. Verify </text:span><text:span text:style-name="T5">explicitly </text:span><text:span text:style-name="T23">with the recipient that the address is for the right cryptocurrency before you send </text:span><text:span text:style-name="T33">your transaction</text:span><text:span text:style-name="T23">. For example, ensure that your friend copies a Bitcoin Cash address for a Bitcoin Cash transaction, and that it isn’t a Bitcoin address. </text:span><text:span text:style-name="T41">Be especially </text:span><text:span text:style-name="T23">mindful of format issues like segwit – </text:span><text:span text:style-name="T42">addresses that start </text:span><text:span text:style-name="T23">with a 3. If your friend </text:span><text:soft-page-break/><text:span text:style-name="T23">gives you a BCH address that starts with a 3, this should be a red flag to stop and double check. If your friend is sophisticated enough to use a 3 </text:span><text:span text:style-name="T51">multisig address for BCH, they should be able to confirm this detail with you. In most cases it’s a simple mistake where a user copies a BTC segwit ad</text:span><text:span text:style-name="T54">d</text:span><text:span text:style-name="T51">ress instead. </text:span></text:p>
      <text:p text:style-name="P10">When possible, use address formats that are specific to only<text:span text:style-name="T8"> one</text:span><text:span text:style-name="T1"> </text:span><text:span text:style-name="T8">cryptocurrency. Due to frequent mistakes like the one described here, Bitcoin Cash adopted the </text:span><text:span text:style-name="T1">CashAddr </text:span><text:span text:style-name="T8">format, specific to BCH only. Addresses usually start with a q. This format looks entirely different from BTC’s base58check format, so it’s obvious it belongs to the correct currency. BTC adopted the bech32 format, starting with bc1, for similar reasons. </text:span><text:span text:style-name="T24">By using these formats where possible, you can avoid </text:span><text:span text:style-name="T30">cross-chain address-swap</text:span><text:span text:style-name="T24"> mistakes. </text:span></text:p>
      <text:p text:style-name="P11"><text:span text:style-name="T8">Remember that cryptocurrency transactions are irreversible </text:span><text:span text:style-name="T31">once</text:span><text:span text:style-name="T8"> sent, and only in some rare cases is a recovery possible. It’s best to always double, triple check the address and currency before broadcasting </text:span><text:span text:style-name="T43">a</text:span><text:span text:style-name="T8"> transaction. Prevention is the key and avoids costly mistakes. </text:span><text:span text:style-name="T25">We’re often in a hurry and get comfortable, so make it a habit to check your transactions every single time. Don’t assume that you’re too smart to make a mistake, because we’re all vulnerable to such errors – especially when experience turns to complacency. </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5T14:04:10.872000000</dc:date>
    <meta:editing-cycles>88</meta:editing-cycles>
    <meta:editing-duration>PT2H53M54S</meta:editing-duration>
    <meta:document-statistic meta:table-count="0" meta:image-count="0" meta:object-count="0" meta:page-count="5" meta:paragraph-count="17" meta:word-count="1480" meta:character-count="8770" meta:non-whitespace-character-count="7294"/>
    <meta:template xlink:type="simple" xlink:actuate="onRequest" xlink:title="" xlink:href="Normal.dotm"/>
  </office:meta>
</office:document-meta>
</file>